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c70" officeooo:paragraph-rsid="00176c70"/>
    </style:style>
    <style:style style:name="P2" style:family="paragraph" style:parent-style-name="Standard" style:list-style-name="L2">
      <style:text-properties officeooo:rsid="00176c70" officeooo:paragraph-rsid="00176c70"/>
    </style:style>
    <style:style style:name="P3" style:family="paragraph" style:parent-style-name="Standard">
      <style:text-properties officeooo:rsid="0017bb3a" officeooo:paragraph-rsid="0017bb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eländerungen / -ergänzungen</text:p>
      <text:p text:style-name="P1"/>
      <text:p text:style-name="P1">1. Unverwundbarkeit der Steine</text:p>
      <text:p text:style-name="P1"/>
      <text:list xml:id="list2870435195" text:style-name="L2">
        <text:list-item>
          <text:p text:style-name="P2">Steine können als Unverwundbar gelten, sobald diese in der gegnerischen Hälfte, als Teil einer Reihe <text:s/>deklariert werden</text:p>
        </text:list-item>
        <text:list-item>
          <text:p text:style-name="P2">Es kann nur eine Reihe zur selben Zeit gebildet werden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4:27:33.185000000</meta:creation-date>
    <dc:date>2017-12-18T15:10:00.576000000</dc:date>
    <meta:editing-duration>PT32M17S</meta:editing-duration>
    <meta:editing-cycles>1</meta:editing-cycles>
    <meta:document-statistic meta:table-count="0" meta:image-count="0" meta:object-count="0" meta:page-count="1" meta:paragraph-count="4" meta:word-count="36" meta:character-count="235" meta:non-whitespace-character-count="204"/>
    <meta:generator>LibreOffice/5.4.2.2$Windows_X86_64 LibreOffice_project/22b09f6418e8c2d508a9eaf86b2399209b0990f4</meta:generator>
  </office:meta>
</office:document-meta>
</file>